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Dropdown (LVGL)8" text:continue-numbering="true" text:continue-list="list_Dropdown (LVGL)7"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he list can be created on any side. If the list would be vertically out of the screen, it will be aligned to the ed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10" text:continue-numbering="true" text:continue-list="list_Dropdown (LVG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2" text:continue-numbering="true" text:continue-list="list_Dropdown (LVG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3" text:continue-numbering="true" text:continue-list="list_Dropdown (LVG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5" text:continue-numbering="true" text:continue-list="list_Dropdown (LVG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6" text:continue-numbering="true" text:continue-list="list_Dropdown (LVG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8" text:continue-numbering="true" text:continue-list="list_Dropdown (LVG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9" text:continue-numbering="true" text:continue-list="list_Dropdown (LVG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1" text:continue-numbering="true" text:continue-list="list_Dropdown (LVG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2" text:continue-numbering="true" text:continue-list="list_Dropdown (LVG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4" text:continue-numbering="true" text:continue-list="list_Dropdown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5" text:continue-numbering="true" text:continue-list="list_Dropdown (LVG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6" text:continue-numbering="true" text:continue-list="list_Dropdown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7" text:continue-numbering="true" text:continue-list="list_Dropdown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8" text:continue-numbering="true" text:continue-list="list_Dropdown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9" text:continue-numbering="true" text:continue-list="list_Dropdown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30" text:continue-numbering="true" text:continue-list="list_Dropdown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1" text:continue-numbering="true" text:continue-list="list_Dropdown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2" text:continue-numbering="true" text:continue-list="list_Dropdown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3" text:continue-numbering="true" text:continue-list="list_Dropdown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4" text:continue-numbering="true" text:continue-list="list_Dropdown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5" text:continue-numbering="true" text:continue-list="list_Dropdown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6" text:continue-numbering="true" text:continue-list="list_Dropdown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7" text:continue-numbering="true" text:continue-list="list_Dropdown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8" text:continue-numbering="true" text:continue-list="list_Dropdown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9" text:continue-numbering="true" text:continue-list="list_Dropdown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0" text:continue-numbering="true" text:continue-list="list_Dropdown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1" text:continue-numbering="true" text:continue-list="list_Dropdown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2" text:continue-numbering="true" text:continue-list="list_Dropdown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3" text:continue-numbering="true" text:continue-list="list_Dropdown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4" text:continue-numbering="true" text:continue-list="list_Dropdown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5" text:continue-numbering="true" text:continue-list="list_Dropdown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6" text:continue-numbering="true" text:continue-list="list_Dropdown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7" text:continue-numbering="true" text:continue-list="list_Dropdown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48" text:continue-numbering="true" text:continue-list="list_Dropdown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0" text:continue-numbering="true" text:continue-list="list_Dropdown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52" text:continue-numbering="true" text:continue-list="list_Dropdown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53" text:continue-numbering="true" text:continue-list="list_Dropdown (LVGL)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54" text:continue-numbering="true" text:continue-list="list_Dropdown (LVGL)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5" text:continue-numbering="true" text:continue-list="list_Dropdown (LVGL)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6" text:continue-numbering="true" text:continue-list="list_Dropdown (LVGL)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7" text:continue-numbering="true" text:continue-list="list_Dropdown (LVGL)5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Dropdown (LVGL)58" text:continue-numbering="true" text:continue-list="list_Dropdown (LVGL)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9" text:continue-numbering="true" text:continue-list="list_Dropdown (LVGL)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61" text:continue-numbering="true" text:continue-list="list_Dropdown (LVGL)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62" text:continue-numbering="true" text:continue-list="list_Dropdown (LVGL)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63" text:continue-numbering="true" text:continue-list="list_Dropdown (LVGL)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6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